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18a0" officeooo:paragraph-rsid="000f3250"/>
    </style:style>
    <style:style style:name="P2" style:family="paragraph" style:parent-style-name="Text_20_body">
      <style:paragraph-properties fo:text-align="start" style:justify-single-word="false"/>
      <style:text-properties officeooo:rsid="000f18a0" officeooo:paragraph-rsid="000fe1d6"/>
    </style:style>
    <style:style style:name="P3" style:family="paragraph" style:parent-style-name="Text_20_body">
      <style:paragraph-properties fo:text-align="start" style:justify-single-word="false"/>
      <style:text-properties officeooo:rsid="000f18a0" officeooo:paragraph-rsid="001025fa"/>
    </style:style>
    <style:style style:name="P4" style:family="paragraph" style:parent-style-name="Text_20_body">
      <style:paragraph-properties fo:text-align="start" style:justify-single-word="false"/>
      <style:text-properties officeooo:rsid="000f18a0" officeooo:paragraph-rsid="0010825b"/>
    </style:style>
    <style:style style:name="P5" style:family="paragraph" style:parent-style-name="Text_20_body">
      <style:paragraph-properties fo:text-align="start" style:justify-single-word="false"/>
      <style:text-properties officeooo:rsid="000f18a0" officeooo:paragraph-rsid="0010ff56"/>
    </style:style>
    <style:style style:name="P6" style:family="paragraph" style:parent-style-name="Text_20_body">
      <style:paragraph-properties fo:text-align="start" style:justify-single-word="false"/>
      <style:text-properties officeooo:rsid="000f18a0" officeooo:paragraph-rsid="00118d53"/>
    </style:style>
    <style:style style:name="P7" style:family="paragraph" style:parent-style-name="Text_20_body">
      <style:paragraph-properties fo:text-align="start" style:justify-single-word="false"/>
      <style:text-properties officeooo:rsid="000f18a0" officeooo:paragraph-rsid="0016e287"/>
    </style:style>
    <style:style style:name="P8" style:family="paragraph" style:parent-style-name="Text_20_body">
      <style:paragraph-properties fo:text-align="start" style:justify-single-word="false"/>
      <style:text-properties officeooo:rsid="000f18a0" officeooo:paragraph-rsid="0018d148"/>
    </style:style>
    <style:style style:name="P9" style:family="paragraph" style:parent-style-name="Text_20_body">
      <style:paragraph-properties fo:text-align="start" style:justify-single-word="false"/>
      <style:text-properties officeooo:rsid="000f3250" officeooo:paragraph-rsid="000f3250"/>
    </style:style>
    <style:style style:name="P10" style:family="paragraph" style:parent-style-name="Text_20_body">
      <style:paragraph-properties fo:text-align="start" style:justify-single-word="false"/>
      <style:text-properties officeooo:rsid="000fe1d6" officeooo:paragraph-rsid="000fe1d6"/>
    </style:style>
    <style:style style:name="P11" style:family="paragraph" style:parent-style-name="Text_20_body">
      <style:paragraph-properties fo:text-align="start" style:justify-single-word="false"/>
      <style:text-properties officeooo:rsid="000fff01" officeooo:paragraph-rsid="000fff01"/>
    </style:style>
    <style:style style:name="P12" style:family="paragraph" style:parent-style-name="Text_20_body">
      <style:text-properties officeooo:rsid="001025fa" officeooo:paragraph-rsid="001025fa"/>
    </style:style>
    <style:style style:name="P13" style:family="paragraph" style:parent-style-name="Text_20_body">
      <style:text-properties officeooo:rsid="001025fa" officeooo:paragraph-rsid="00118d53"/>
    </style:style>
    <style:style style:name="P14" style:family="paragraph" style:parent-style-name="Text_20_body">
      <style:paragraph-properties fo:text-align="start" style:justify-single-word="false"/>
      <style:text-properties officeooo:rsid="0010ff56" officeooo:paragraph-rsid="0010ff56"/>
    </style:style>
    <style:style style:name="P15" style:family="paragraph" style:parent-style-name="Text_20_body">
      <style:text-properties officeooo:rsid="0010ff56" officeooo:paragraph-rsid="0010ff56"/>
    </style:style>
    <style:style style:name="P16" style:family="paragraph" style:parent-style-name="Text_20_body">
      <style:text-properties officeooo:rsid="00118d53" officeooo:paragraph-rsid="00118d53"/>
    </style:style>
    <style:style style:name="P17" style:family="paragraph" style:parent-style-name="Text_20_body">
      <style:paragraph-properties fo:text-align="start" style:justify-single-word="false"/>
      <style:text-properties officeooo:rsid="00118d53" officeooo:paragraph-rsid="00118d53"/>
    </style:style>
    <style:style style:name="P18" style:family="paragraph" style:parent-style-name="Text_20_body">
      <style:paragraph-properties fo:text-align="start" style:justify-single-word="false"/>
      <style:text-properties officeooo:rsid="00138fb5" officeooo:paragraph-rsid="00138fb5"/>
    </style:style>
    <style:style style:name="P19" style:family="paragraph" style:parent-style-name="Text_20_body">
      <style:paragraph-properties fo:text-align="start" style:justify-single-word="false"/>
      <style:text-properties officeooo:rsid="0016e287" officeooo:paragraph-rsid="0016e287"/>
    </style:style>
    <style:style style:name="P20" style:family="paragraph" style:parent-style-name="Text_20_body">
      <style:paragraph-properties fo:text-align="start" style:justify-single-word="false"/>
      <style:text-properties officeooo:rsid="0016e287" officeooo:paragraph-rsid="0018cdb4"/>
    </style:style>
    <style:style style:name="P21" style:family="paragraph" style:parent-style-name="Text_20_body">
      <style:paragraph-properties fo:text-align="start" style:justify-single-word="false"/>
      <style:text-properties officeooo:rsid="0016e287" officeooo:paragraph-rsid="0018d148"/>
    </style:style>
    <style:style style:name="P22" style:family="paragraph" style:parent-style-name="Text_20_body">
      <style:paragraph-properties fo:text-align="start" style:justify-single-word="false"/>
      <style:text-properties officeooo:rsid="0016e287" officeooo:paragraph-rsid="001a1d45"/>
    </style:style>
    <style:style style:name="P23" style:family="paragraph" style:parent-style-name="Text_20_body">
      <style:paragraph-properties fo:text-align="start" style:justify-single-word="false"/>
      <style:text-properties officeooo:paragraph-rsid="0018d148"/>
    </style:style>
    <style:style style:name="P24" style:family="paragraph" style:parent-style-name="Text_20_body">
      <style:paragraph-properties fo:text-align="start" style:justify-single-word="false"/>
      <style:text-properties officeooo:rsid="0018cdb4" officeooo:paragraph-rsid="0018cdb4"/>
    </style:style>
    <style:style style:name="P25" style:family="paragraph" style:parent-style-name="Text_20_body">
      <style:paragraph-properties fo:text-align="start" style:justify-single-word="false"/>
      <style:text-properties officeooo:rsid="0018d148" officeooo:paragraph-rsid="0018d148"/>
    </style:style>
    <style:style style:name="P26" style:family="paragraph" style:parent-style-name="Text_20_body">
      <style:paragraph-properties fo:text-align="start" style:justify-single-word="false"/>
      <style:text-properties officeooo:rsid="001a1d45" officeooo:paragraph-rsid="001a1d45"/>
    </style:style>
    <style:style style:name="P27" style:family="paragraph" style:parent-style-name="Heading_20_1">
      <style:paragraph-properties fo:text-align="center" style:justify-single-word="false"/>
      <style:text-properties officeooo:rsid="000d76b4" officeooo:paragraph-rsid="000d76b4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Heading_20_3">
      <style:text-properties officeooo:paragraph-rsid="0010ff56"/>
    </style:style>
    <style:style style:name="P30" style:family="paragraph" style:parent-style-name="Heading_20_3">
      <style:paragraph-properties fo:text-align="start" style:justify-single-word="false"/>
    </style:style>
    <style:style style:name="P31" style:family="paragraph" style:parent-style-name="Heading_20_3">
      <style:text-properties officeooo:rsid="001bfe26" officeooo:paragraph-rsid="001bfe26"/>
    </style:style>
    <style:style style:name="P32" style:family="paragraph" style:parent-style-name="Text_20_body">
      <style:paragraph-properties fo:text-align="start" style:justify-single-word="false"/>
      <style:text-properties officeooo:rsid="001acb89" officeooo:paragraph-rsid="001acb89"/>
    </style:style>
    <style:style style:name="P33" style:family="paragraph" style:parent-style-name="Text_20_body">
      <style:paragraph-properties fo:text-align="start" style:justify-single-word="false"/>
      <style:text-properties officeooo:rsid="000f18a0" officeooo:paragraph-rsid="001acb89"/>
    </style:style>
    <style:style style:name="P34" style:family="paragraph" style:parent-style-name="Text_20_body">
      <style:paragraph-properties fo:text-align="start" style:justify-single-word="false"/>
      <style:text-properties officeooo:rsid="000f18a0" officeooo:paragraph-rsid="001d87e9"/>
    </style:style>
    <style:style style:name="P35" style:family="paragraph" style:parent-style-name="Text_20_body">
      <style:paragraph-properties fo:text-align="start" style:justify-single-word="false"/>
      <style:text-properties officeooo:rsid="001b2d37" officeooo:paragraph-rsid="001b2d37"/>
    </style:style>
    <style:style style:name="P36" style:family="paragraph" style:parent-style-name="Text_20_body">
      <style:paragraph-properties fo:text-align="start" style:justify-single-word="false"/>
      <style:text-properties officeooo:rsid="001bfe26" officeooo:paragraph-rsid="001bfe26"/>
    </style:style>
    <style:style style:name="P37" style:family="paragraph" style:parent-style-name="Text_20_body">
      <style:text-properties officeooo:rsid="001bfe26" officeooo:paragraph-rsid="001bfe26"/>
    </style:style>
    <style:style style:name="T1" style:family="text">
      <style:text-properties officeooo:rsid="000f3250"/>
    </style:style>
    <style:style style:name="T2" style:family="text">
      <style:text-properties officeooo:rsid="000fe1d6"/>
    </style:style>
    <style:style style:name="T3" style:family="text">
      <style:text-properties officeooo:rsid="001025fa"/>
    </style:style>
    <style:style style:name="T4" style:family="text">
      <style:text-properties officeooo:rsid="00118d53"/>
    </style:style>
    <style:style style:name="T5" style:family="text">
      <style:text-properties officeooo:rsid="00132180"/>
    </style:style>
    <style:style style:name="T6" style:family="text">
      <style:text-properties officeooo:rsid="0016e287"/>
    </style:style>
    <style:style style:name="T7" style:family="text">
      <style:text-properties officeooo:rsid="0018cdb4"/>
    </style:style>
    <style:style style:name="T8" style:family="text">
      <style:text-properties officeooo:rsid="0018d148"/>
    </style:style>
    <style:style style:name="T9" style:family="text">
      <style:text-properties officeooo:rsid="001a1d45"/>
    </style:style>
    <style:style style:name="T10" style:family="text">
      <style:text-properties officeooo:rsid="001ab1fe"/>
    </style:style>
    <style:style style:name="T11" style:family="text">
      <style:text-properties officeooo:rsid="001bfe26"/>
    </style:style>
    <style:style style:name="T12" style:family="text">
      <style:text-properties officeooo:rsid="001d87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Iframes</text:h>
      <text:p text:style-name="P1">Os iframes são identificados pela <text:span text:style-name="T1">tag &lt;iframe&gt;</text:span>. </text:p>
      <text:p text:style-name="P1">&lt;<text:span text:style-name="T1">iframe&gt; <text:s/>&lt;/iframe&gt;</text:span></text:p>
      <text:p text:style-name="P1">&lt;<text:span text:style-name="T1">iframe src=” “ <text:s/>frameborder=”0”&gt; <text:s/>&lt;/iframe&gt; (iframe / src / frameborder): O src é para botar o link e o frameborder é a configuração da borda, no valor 0 ela não aparece.</text:span></text:p>
      <text:p text:style-name="P1">Os iframes são do tipo inline, ou seja, não pulam linha nem ocupam todo o espaço</text:p>
      <text:p text:style-name="P1">_______</text:p>
      <text:p text:style-name="P9">O iframe é como se fosse uma janela que permite a visualização completa de diversos sites, mas a visualização só <text:s/><text:span text:style-name="T2">pode </text:span>acontecer por aquela janela e não pel site todo</text:p>
      <text:p text:style-name="P2">_______</text:p>
      <text:p text:style-name="P10">Apesar de muitos sites funcionarem atraves do iframe, muitos outros não funcionam, esses que não funcionam tem uma proteção para que o conteudo não seja exibido por um iframe, como o google por exemplo, por isso tome cuidado com o site que ira colocar nele.</text:p>
      <text:p text:style-name="P2">_______</text:p>
      <text:p text:style-name="P10">A proteção vem com base nos problemas que o próprio iframe tem, principalmente problemas de segurança, mas atualmente já conseguimos prever e prevenir esses problemas de acontecerem, tambem é importante saber a hora de usar e a hora de não usar os iframes, suas facilidades e problematicas etc.</text:p>
      <text:p text:style-name="P2">________________________________________________________________________________</text:p>
      <text:h text:style-name="P28" text:outline-level="2">Configurando iframes <text:span text:style-name="T4">(simples)</text:span></text:h>
      <text:p text:style-name="P11">Dentro das tags iframe você pode colocar uma mensagem dando um aviso, essa mensagem só vai aparecer caso a pessoa esteja usando um navegador incompativel com iframes, <text:span text:style-name="T3">mas alem disso, uma opção mais inteligente é botar um link (&lt;a&gt;) levando a pessoa pro site que esta no iframe.</text:span></text:p>
      <text:p text:style-name="P3">_______</text:p>
      <text:h text:style-name="Heading_20_3" text:outline-level="3">Altura x Largura:</text:h>
      <text:p text:style-name="P12">Por padrão um iframe tem 300x150 (300px de largura e 150px de altura). Para configurar isso no iframe basta botar height=” <text:s/>“ (altura) e width=” <text:s/>“ (largura):</text:p>
      <text:p text:style-name="P12">&lt;iframe src=” <text:s/>“ frameborder=” <text:s/>“ <text:s/>height=” <text:s/>“ <text:s/>width=” <text:s/>“&gt; <text:s/>&lt;/iframe&gt;</text:p>
      <text:p text:style-name="P4">_______</text:p>
      <text:p text:style-name="P14">A altura e largura podem ser configuradas pelo css, na verdade é melhor configurar o iframe pelo css, já que o css é soberano, ele sempre vai ter mais preferencia, isso evita a mudança de algum elemento por acaso.</text:p>
      <text:p text:style-name="P5">_______</text:p>
      <text:p text:style-name="P17">O frameborder só aceita os valores 0 e 1</text:p>
      <text:p text:style-name="P6"><text:soft-page-break/>_______</text:p>
      <text:h text:style-name="P29" text:outline-level="3">Rolagem:</text:h>
      <text:p text:style-name="P15">Existe um parametro para a rolagem:</text:p>
      <text:p text:style-name="P15">sc<text:span text:style-name="T5">r</text:span>olling=” “ (sc<text:span text:style-name="T5">r</text:span>olling): configura a rolagem do iframe.</text:p>
      <text:p text:style-name="P15">sc<text:span text:style-name="T5">r</text:span>olling=”auto“ (auto): se o conteudo exeder o tamanho do iframe, ele cria a barra de rolagem.</text:p>
      <text:p text:style-name="P15">sc<text:span text:style-name="T5">r</text:span>olling=”yes“ (yes): mesmo que o conteudo esteja cabendo certinho no iframe a barra de rolagem vai aparecer.</text:p>
      <text:p text:style-name="P15">sc<text:span text:style-name="T5">r</text:span>olling=”no“ (no): mesmo que o conteudo seja maior que o iframe, a barra de rolagem não vai aparecer.</text:p>
      <text:p text:style-name="P13">&lt;iframe src=” <text:s/>“ frameborder=” <text:s/>“ <text:s/><text:span text:style-name="T4">sc</text:span><text:span text:style-name="T5">r</text:span><text:span text:style-name="T4">olling=” <text:s/>“</text:span>&gt; <text:s/>&lt;/iframe&gt;</text:p>
      <text:p text:style-name="P6">_______</text:p>
      <text:h text:style-name="Heading_20_3" text:outline-level="3">Bordas:</text:h>
      <text:p text:style-name="P16">Para <text:s/>configurar a borda de um iframe basta usar o border normal do css</text:p>
      <text:p text:style-name="P16">border: tamanho tipo cor;</text:p>
      <text:p text:style-name="P6">_______</text:p>
      <text:p text:style-name="P17">O iframe é como qualquer outra tag normal, por isso sempre configure ele pelo css, nunca misture conteudo com aparencia (personalização)</text:p>
      <text:p text:style-name="P6">________________________________________________________________________________</text:p>
      <text:p text:style-name="P6"/>
      <text:h text:style-name="P28" text:outline-level="2">Conteudo local</text:h>
      <text:p text:style-name="P18">Caso queira colocar um site próprio no seu iframe basta botar o caminho no lugar do link (src=” “)</text:p>
      <text:p text:style-name="P7">________________________________________________________________________________</text:p>
      <text:h text:style-name="P28" text:outline-level="2">Link no iframe</text:h>
      <text:p text:style-name="P19">Para fazer um link abrir em um iframe basta botar a propriedade name=” “ na tag iframe e escolher um nome, depois no link (a) você bota a propriedade target=” “ com o mesmo nome que você deu pro iframe:</text:p>
      <text:p text:style-name="P19">&lt;a href=” “ target=”nome do iframe“&gt; <text:s/>&lt;/a&gt;</text:p>
      <text:p text:style-name="P19">&lt;iframe src=” “ name=”nome do iframe“&gt; <text:s/>&lt;/iframe&gt;</text:p>
      <text:p text:style-name="P24">Caso queira botar vários links pra abrir no iframe, basta botar o target com o mesmo nome que você botou no iframe, no caso aqui seria “nome do iframe”:</text:p>
      <text:p text:style-name="P20">&lt;a href=” “ target=”nome do iframe“&gt; <text:s/>&lt;/a&gt;</text:p>
      <text:p text:style-name="P20">&lt;a href=” “ target=”nome do iframe“&gt; <text:s/>&lt;/a&gt;</text:p>
      <text:p text:style-name="P7"><text:soft-page-break/>________________________________________________________________________________</text:p>
      <text:h text:style-name="P28" text:outline-level="2">SRCDOC</text:h>
      <text:p text:style-name="P25">O srcdoc foi feito pra poder colocar html dentro</text:p>
      <text:p text:style-name="P21">_______</text:p>
      <text:p text:style-name="P25">ele foi feito pra substituir o src=” “ padrão:</text:p>
      <text:p text:style-name="P21">&lt;iframe src=” “&gt; <text:s/>&lt;/iframe&gt;</text:p>
      <text:p text:style-name="P21">_______</text:p>
      <text:p text:style-name="P23"><text:span text:style-name="T6">&lt;iframe src</text:span><text:span text:style-name="T8">doc</text:span><text:span text:style-name="T6">=” “&gt; <text:s/>&lt;/iframe&gt;</text:span></text:p>
      <text:p text:style-name="P21">&lt;iframe src<text:span text:style-name="T8">doc</text:span>=”&lt;<text:span text:style-name="T8">h1&gt; aceita tags html &lt;/h1&gt;</text:span>“&gt; <text:s/>&lt;/iframe&gt;</text:p>
      <text:p text:style-name="P22">_______</text:p>
      <text:p text:style-name="P26">Para colocar a tag img ou qualquer outra tag que use aspas duplas, é preciso mudar essas aspas duplas para aspas simples, visto que o srcdoc=” “ já usa aspas duplas, caso não mude um erro ira ocorrer:</text:p>
      <text:p text:style-name="P26">&lt;img src=” <text:s/>“&gt;</text:p>
      <text:p text:style-name="P26">&lt;img src=’ <text:s/>‘&gt;</text:p>
      <text:p text:style-name="P22">&lt;iframe src<text:span text:style-name="T8">doc</text:span>=” &lt;<text:span text:style-name="T9">img src=’ <text:s/>‘&gt; </text:span>“&gt; <text:s/>&lt;/iframe&gt;</text:p>
      <text:p text:style-name="P22">_______</text:p>
      <text:p text:style-name="P26">Caso você mude as aspas do srcdov pra simples, é necessario fazer o processo inverso, deixando as tags que tem aspas duplas e mudando as que tem aspas simples pra dupla.</text:p>
      <text:p text:style-name="P22">_______</text:p>
      <text:p text:style-name="P26">o recomendado é criar um arquivo separado e não faze<text:span text:style-name="T10">r dentro do srcdoc</text:span></text:p>
      <text:p text:style-name="P8">________________________________________________________________________________</text:p>
      <text:p text:style-name="P7">*<text:span text:style-name="T7">quando o quarto modulo estiver completo, voltar e ver todos os videos de novo, anotando coisas que ainda não anotou, prestando mais atenção. Não precisa fazer os exercicios/exemplos que ele passa no video, ao inves disso praticar o tema do video com seus próprios exemplos </text:span><text:span text:style-name="T8">e exercicios</text:span><text:span text:style-name="T7"> sem copiar nada do guanabara ou do video.*</text:span></text:p>
      <text:p text:style-name="P8">________________________________________________________________________________</text:p>
      <text:h text:style-name="P28" text:outline-level="2">Diferença Entre frame e iframe</text:h>
      <text:p text:style-name="P32">Frame não usamos mais tanto assim, porem ainda existem sites que o utilizam e esta tudo bem já que as tags de frame não foram eliminadas do html5, porem tente evitar a utilização de frame ao maximo.</text:p>
      <text:p text:style-name="P32">Os iframes ainda são usados, porem não quer dizer que sejam totalmente bons ou ruins, o iframe tem alguns inconvenientes, porem ainda pode ser muito util, principalmente pra botar videos direto do youtube no seu site.</text:p>
      <text:p text:style-name="P33"><text:soft-page-break/>________________________________________________________________________________</text:p>
      <text:h text:style-name="P28" text:outline-level="2">Inconvenientes do iframe</text:h>
      <text:h text:style-name="P30" text:outline-level="3">Problemas com mecanismos de busca:</text:h>
      <text:p text:style-name="P35">Os mecanismos de busca como o google usam um robozinho chamado googlebot para ir vasculhando os sites e ir encontrando-os, dai de acordo com a relevancia determinada por esse robo e pelos algoritmos de indexação do google, eles vão colocando em ordem. Quando um site usa iframes, existem alguns problemas pra que o google bot entre nos iframes e consiga indexar o conteudo que esta dentro, então tecnicamente pode ser que o conteudo de dentro tenha algum problema para indexação e isso é ruim para alguns sites</text:p>
      <text:p text:style-name="P35">Então nunca monte um site inteiro com o uso de muitos iframes, pode ser que o conteudo de dentro seja muito sensível pro seu site, altamente indexavel</text:p>
      <text:p text:style-name="P35">Não é garantido que o google bot não entre nesses iframes, mas o google coloca um “pode ser que <text:span text:style-name="T11">lgum problema de indexação ou do google bot possa existir</text:span>”</text:p>
      <text:p text:style-name="P36">Por isso evite colocar conteudo importante dentro de iframes.</text:p>
      <text:p text:style-name="P36">__________________________</text:p>
      <text:h text:style-name="Heading_20_3" text:outline-level="3">Problemas de acessibilidade:</text:h>
      <text:p text:style-name="P37">Pessoas com algum tipo de necessidade especial como pessoas cegas, que ao usarem leitores de tela conseguem mexer em sites e computadores em geral podem ter problemas para conseguir acessar os iframes</text:p>
      <text:h text:style-name="P31" text:outline-level="3">Problemas de usabilidade:</text:h>
      <text:p text:style-name="P37">Os problemas de usabilidade tambem pode acontecer ao usar iframes, onde o próprio navegador ou até mesmo o usuario acaba se confundindo, fazendo com que ocorra alguns problemas.</text:p>
      <text:h text:style-name="P31" text:outline-level="3">Problemas com responsividade:</text:h>
      <text:p text:style-name="P37">Se o site que esta dentro do iframe não for responsivo pode ser que o site apareça todo quebrado</text:p>
      <text:h text:style-name="P31" text:outline-level="3">Problemas de segurança:</text:h>
      <text:p text:style-name="P37">Os iframes acabam abrindo uma porta do seu site pra outros sites, <text:span text:style-name="T12">por isso, cuidado pra quem você abre essa porta, caso você coloque um iframe pra um site que foi invadido e que esta usando tecnicas de captura de informações do usuario, o teu site começa a fazer isso pro outro site ou seja, começa a roubar suas informações, por isso tome muito cuidado, já que o problema é exclusivamente de você, dos desenvolvedores do site.</text:span></text:p>
      <text:p text:style-name="P34">________________________________________________________________________________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58:40.784144657</meta:creation-date>
    <dc:date>2022-06-14T10:34:41.988789349</dc:date>
    <meta:editing-duration>PT8H6M32S</meta:editing-duration>
    <meta:editing-cycles>6</meta:editing-cycles>
    <meta:generator>LibreOffice/7.2.7.2$Linux_X86_64 LibreOffice_project/20$Build-2</meta:generator>
    <meta:document-statistic meta:table-count="0" meta:image-count="0" meta:object-count="0" meta:page-count="4" meta:paragraph-count="88" meta:word-count="1167" meta:character-count="7411" meta:non-whitespace-character-count="6301"/>
  </office:meta>
</office:document-meta>
</file>